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45in"/>
    </style:style>
    <style:style style:name="co2" style:family="table-column">
      <style:table-column-properties fo:break-before="auto" style:column-width="0.6209in"/>
    </style:style>
    <style:style style:name="co3" style:family="table-column">
      <style:table-column-properties fo:break-before="auto" style:column-width="0.6346in"/>
    </style:style>
    <style:style style:name="co4" style:family="table-column">
      <style:table-column-properties fo:break-before="auto" style:column-width="1.3311in"/>
    </style:style>
    <style:style style:name="co5" style:family="table-column">
      <style:table-column-properties fo:break-before="auto" style:column-width="1.2043in"/>
    </style:style>
    <style:style style:name="co6" style:family="table-column">
      <style:table-column-properties fo:break-before="auto" style:column-width="0.8626in"/>
    </style:style>
    <style:style style:name="co7" style:family="table-column">
      <style:table-column-properties fo:break-before="auto" style:column-width="0.92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de8cb" fo:border="0.74pt solid #000000"/>
    </style:style>
    <style:style style:name="ce3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74pt solid #000000"/>
    </style:style>
    <style:style style:name="ce12" style:family="table-cell" style:parent-style-name="Default" style:data-style-name="N2">
      <style:table-cell-properties fo:background-color="#dde8cb" fo:border="0.74pt solid #000000"/>
    </style:style>
    <style:style style:name="ce9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41">
      <style:table-cell-properties fo:border="0.74pt solid #000000"/>
    </style:style>
    <style:style style:name="ce14" style:family="table-cell" style:parent-style-name="Default" style:data-style-name="N141">
      <style:table-cell-properties fo:background-color="#dde8cb" fo:border="0.74pt solid #000000"/>
    </style:style>
    <style:style style:name="ce15" style:family="table-cell" style:parent-style-name="Default" style:data-style-name="N142">
      <style:table-cell-properties fo:border="0.74pt solid #000000"/>
    </style:style>
    <style:style style:name="ce16" style:family="table-cell" style:parent-style-name="Default" style:data-style-name="N142">
      <style:table-cell-properties fo:background-color="#dde8cb" fo:border="0.74pt solid #000000"/>
    </style:style>
  </office:automatic-styles>
  <office:body>
    <office:spreadsheet>
      <table:table table:name="Seeding_Summary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default-cell-style-name="ce13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row table:style-name="ro1">
          <table:table-cell table:style-name="ce18" office:value-type="string" calcext:value-type="string" table:number-columns-spanned="1" table:number-rows-spanned="2">
            <text:p>Name</text:p>
          </table:table-cell>
          <table:table-cell table:style-name="ce3" office:value-type="string" calcext:value-type="string" table:number-columns-spanned="2" table:number-rows-spanned="1">
            <text:p>Game Rate</text:p>
          </table:table-cell>
          <table:covered-table-cell table:style-name="ce21"/>
          <table:table-cell table:style-name="ce9" office:value-type="string" calcext:value-type="string">
            <text:p>Behavior Factor</text:p>
          </table:table-cell>
          <table:table-cell table:style-name="ce9" office:value-type="string" calcext:value-type="string">
            <text:p>Tournament Elo</text:p>
          </table:table-cell>
          <table:table-cell table:style-name="ce9" office:value-type="string" calcext:value-type="string">
            <text:p>Ranked Elo</text:p>
          </table:table-cell>
          <table:table-cell table:style-name="ce9" office:value-type="string" calcext:value-type="string">
            <text:p>Final Elo</text:p>
          </table:table-cell>
        </table:table-row>
        <table:table-row table:style-name="ro1">
          <table:covered-table-cell table:style-name="ce21"/>
          <table:table-cell table:style-name="ce10" office:value-type="string" calcext:value-type="string">
            <text:p>League</text:p>
          </table:table-cell>
          <table:table-cell table:style-name="ce10" office:value-type="string" calcext:value-type="string">
            <text:p>Ranked</text:p>
          </table:table-cell>
          <table:table-cell table:style-name="ce9" office:value-type="string" calcext:value-type="string">
            <text:p>exp(Rate Quotient)</text:p>
          </table:table-cell>
          <table:table-cell table:style-name="ce9" office:value-type="string" calcext:value-type="string">
            <text:p>Historical</text:p>
          </table:table-cell>
          <table:table-cell table:style-name="ce9" office:value-type="string" calcext:value-type="string">
            <text:p>Point 3/4</text:p>
          </table:table-cell>
          <table:table-cell table:style-name="ce9"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weandinchester</text:p>
          </table:table-cell>
          <table:table-cell office:value-type="float" office:value="7.33333333333333" calcext:value-type="float">
            <text:p>7.33</text:p>
          </table:table-cell>
          <table:table-cell office:value-type="float" office:value="41" calcext:value-type="float">
            <text:p>41.00</text:p>
          </table:table-cell>
          <table:table-cell office:value-type="float" office:value="0.00373163392774343" calcext:value-type="float">
            <text:p>0.004</text:p>
          </table:table-cell>
          <table:table-cell office:value-type="float" office:value="2335.18258191683" calcext:value-type="float">
            <text:p>2335.2</text:p>
          </table:table-cell>
          <table:table-cell office:value-type="float" office:value="2363.44280601845" calcext:value-type="float">
            <text:p>2363.4</text:p>
          </table:table-cell>
          <table:table-cell office:value-type="float" office:value="2363.33734920738" calcext:value-type="float">
            <text:p>2363.3</text:p>
          </table:table-cell>
        </table:table-row>
        <table:table-row table:style-name="ro1">
          <table:table-cell table:style-name="ce5" office:value-type="string" calcext:value-type="string">
            <text:p>neozz</text:p>
          </table:table-cell>
          <table:table-cell table:style-name="ce12" office:value-type="float" office:value="6.57142857142857" calcext:value-type="float">
            <text:p>6.57</text:p>
          </table:table-cell>
          <table:table-cell table:style-name="ce12" office:value-type="float" office:value="62.4285714285714" calcext:value-type="float">
            <text:p>62.43</text:p>
          </table:table-cell>
          <table:table-cell table:style-name="ce14" office:value-type="float" office:value="0.0000748518298877006" calcext:value-type="float">
            <text:p>0.000</text:p>
          </table:table-cell>
          <table:table-cell table:style-name="ce16" office:value-type="float" office:value="2407.24425214293" calcext:value-type="float">
            <text:p>2407.2</text:p>
          </table:table-cell>
          <table:table-cell table:style-name="ce16" office:value-type="float" office:value="2345.19950756394" calcext:value-type="float">
            <text:p>2345.2</text:p>
          </table:table-cell>
          <table:table-cell table:style-name="ce16" office:value-type="float" office:value="2345.2041517266" calcext:value-type="float">
            <text:p>2345.2</text:p>
          </table:table-cell>
        </table:table-row>
        <table:table-row table:style-name="ro1">
          <table:table-cell office:value-type="string" calcext:value-type="string">
            <text:p>.shixo.</text:p>
          </table:table-cell>
          <table:table-cell office:value-type="float" office:value="7.63636363636364" calcext:value-type="float">
            <text:p>7.64</text:p>
          </table:table-cell>
          <table:table-cell office:value-type="float" office:value="286.2" calcext:value-type="float">
            <text:p>286.20</text:p>
          </table:table-cell>
          <table:table-cell office:value-type="float" office:value="5.28765655437943E-017" calcext:value-type="float">
            <text:p>0.000</text:p>
          </table:table-cell>
          <table:table-cell office:value-type="float" office:value="2128.02755745924" calcext:value-type="float">
            <text:p>2128.0</text:p>
          </table:table-cell>
          <table:table-cell table:number-columns-repeated="2" office:value-type="float" office:value="2251.73122785423" calcext:value-type="float">
            <text:p>2251.7</text:p>
          </table:table-cell>
        </table:table-row>
        <table:table-row table:style-name="ro1">
          <table:table-cell table:style-name="ce5" office:value-type="string" calcext:value-type="string">
            <text:p>wisenatic</text:p>
          </table:table-cell>
          <table:table-cell table:style-name="ce12" office:value-type="float" office:value="8.07142857142857" calcext:value-type="float">
            <text:p>8.07</text:p>
          </table:table-cell>
          <table:table-cell table:style-name="ce12" office:value-type="float" office:value="200.285714285714" calcext:value-type="float">
            <text:p>200.29</text:p>
          </table:table-cell>
          <table:table-cell table:style-name="ce14" office:value-type="float" office:value="0.0000000000167242844843296" calcext:value-type="float">
            <text:p>0.000</text:p>
          </table:table-cell>
          <table:table-cell table:style-name="ce16" office:value-type="float" office:value="2148.48875639481" calcext:value-type="float">
            <text:p>2148.5</text:p>
          </table:table-cell>
          <table:table-cell table:style-name="ce16" office:value-type="float" office:value="2229.77469607545" calcext:value-type="float">
            <text:p>2229.8</text:p>
          </table:table-cell>
          <table:table-cell table:style-name="ce16" office:value-type="float" office:value="2229.77469607409" calcext:value-type="float">
            <text:p>2229.8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4.5" calcext:value-type="float">
            <text:p>4.50</text:p>
          </table:table-cell>
          <table:table-cell office:value-type="float" office:value="139" calcext:value-type="float">
            <text:p>139.00</text:p>
          </table:table-cell>
          <table:table-cell office:value-type="float" office:value="0.0000000000000384703381242255" calcext:value-type="float">
            <text:p>0.000</text:p>
          </table:table-cell>
          <table:table-cell office:value-type="float" office:value="2164.98016645228" calcext:value-type="float">
            <text:p>2165.0</text:p>
          </table:table-cell>
          <table:table-cell office:value-type="float" office:value="2220.36973260641" calcext:value-type="float">
            <text:p>2220.4</text:p>
          </table:table-cell>
          <table:table-cell office:value-type="float" office:value="2220.3697326064" calcext:value-type="float">
            <text:p>2220.4</text:p>
          </table:table-cell>
        </table:table-row>
        <table:table-row table:style-name="ro1">
          <table:table-cell table:style-name="ce5" office:value-type="string" calcext:value-type="string">
            <text:p>raid86</text:p>
          </table:table-cell>
          <table:table-cell table:style-name="ce12" office:value-type="float" office:value="6" calcext:value-type="float">
            <text:p>6.00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1" calcext:value-type="float">
            <text:p>1.000</text:p>
          </table:table-cell>
          <table:table-cell table:style-name="ce16" office:value-type="float" office:value="2144.45408260907" calcext:value-type="float">
            <text:p>2144.5</text:p>
          </table:table-cell>
          <table:table-cell table:style-name="ce16" office:value-type="float" office:value="2138.61515314553" calcext:value-type="float">
            <text:p>2138.6</text:p>
          </table:table-cell>
          <table:table-cell table:style-name="ce16" office:value-type="float" office:value="2144.45408260907" calcext:value-type="float">
            <text:p>2144.5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7.77777777777778" calcext:value-type="float">
            <text:p>7.78</text:p>
          </table:table-cell>
          <table:table-cell office:value-type="float" office:value="97.2857142857143" calcext:value-type="float">
            <text:p>97.29</text:p>
          </table:table-cell>
          <table:table-cell office:value-type="float" office:value="0.00000369635534637675" calcext:value-type="float">
            <text:p>0.000</text:p>
          </table:table-cell>
          <table:table-cell office:value-type="float" office:value="2067.31929074084" calcext:value-type="float">
            <text:p>2067.3</text:p>
          </table:table-cell>
          <table:table-cell office:value-type="float" office:value="2069.54758580723" calcext:value-type="float">
            <text:p>2069.5</text:p>
          </table:table-cell>
          <table:table-cell office:value-type="float" office:value="2069.54757757066" calcext:value-type="float">
            <text:p>2069.5</text:p>
          </table:table-cell>
        </table:table-row>
        <table:table-row table:style-name="ro1">
          <table:table-cell table:style-name="ce5" office:value-type="string" calcext:value-type="string">
            <text:p>e1sTea</text:p>
          </table:table-cell>
          <table:table-cell table:style-name="ce12" office:value-type="float" office:value="7.66666666666667" calcext:value-type="float">
            <text:p>7.67</text:p>
          </table:table-cell>
          <table:table-cell table:style-name="ce12" office:value-type="float" office:value="21.5714285714286" calcext:value-type="float">
            <text:p>21.57</text:p>
          </table:table-cell>
          <table:table-cell table:style-name="ce14" office:value-type="float" office:value="0.0599847691626853" calcext:value-type="float">
            <text:p>0.060</text:p>
          </table:table-cell>
          <table:table-cell table:style-name="ce16" office:value-type="float" office:value="2126.38204377645" calcext:value-type="float">
            <text:p>2126.4</text:p>
          </table:table-cell>
          <table:table-cell table:style-name="ce16" office:value-type="float" office:value="2061.95127270376" calcext:value-type="float">
            <text:p>2062.0</text:p>
          </table:table-cell>
          <table:table-cell table:style-name="ce16" office:value-type="float" office:value="2065.81613763353" calcext:value-type="float">
            <text:p>2065.8</text:p>
          </table:table-cell>
        </table:table-row>
        <table:table-row table:style-name="ro1">
          <table:table-cell office:value-type="string" calcext:value-type="string">
            <text:p>oladushek__</text:p>
          </table:table-cell>
          <table:table-cell office:value-type="float" office:value="8.33333333333333" calcext:value-type="float">
            <text:p>8.33</text:p>
          </table:table-cell>
          <table:table-cell office:value-type="float" office:value="17.4285714285714" calcext:value-type="float">
            <text:p>17.43</text:p>
          </table:table-cell>
          <table:table-cell office:value-type="float" office:value="0.123510566060428" calcext:value-type="float">
            <text:p>0.124</text:p>
          </table:table-cell>
          <table:table-cell office:value-type="float" office:value="2021.93789826598" calcext:value-type="float">
            <text:p>2021.9</text:p>
          </table:table-cell>
          <table:table-cell office:value-type="float" office:value="2019.27311163727" calcext:value-type="float">
            <text:p>2019.3</text:p>
          </table:table-cell>
          <table:table-cell office:value-type="float" office:value="2019.60224094221" calcext:value-type="float">
            <text:p>2019.6</text:p>
          </table:table-cell>
        </table:table-row>
        <table:table-row table:style-name="ro1">
          <table:table-cell table:style-name="ce5" office:value-type="string" calcext:value-type="string">
            <text:p>kingofn00b5</text:p>
          </table:table-cell>
          <table:table-cell table:style-name="ce12" office:value-type="float" office:value="6.8" calcext:value-type="float">
            <text:p>6.80</text:p>
          </table:table-cell>
          <table:table-cell table:style-name="ce12" office:value-type="float" office:value="102.2" calcext:value-type="float">
            <text:p>102.20</text:p>
          </table:table-cell>
          <table:table-cell table:style-name="ce14" office:value-type="float" office:value="0.000000297036216438987" calcext:value-type="float">
            <text:p>0.000</text:p>
          </table:table-cell>
          <table:table-cell table:style-name="ce16" office:value-type="float" office:value="1955.35744054618" calcext:value-type="float">
            <text:p>1955.4</text:p>
          </table:table-cell>
          <table:table-cell table:style-name="ce16" office:value-type="float" office:value="1944.91589081651" calcext:value-type="float">
            <text:p>1944.9</text:p>
          </table:table-cell>
          <table:table-cell table:style-name="ce16" office:value-type="float" office:value="1944.91589391802" calcext:value-type="float">
            <text:p>1944.9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6.44444444444444" calcext:value-type="float">
            <text:p>6.44</text:p>
          </table:table-cell>
          <table:table-cell office:value-type="float" office:value="69.8" calcext:value-type="float">
            <text:p>69.80</text:p>
          </table:table-cell>
          <table:table-cell office:value-type="float" office:value="0.0000197761383124508" calcext:value-type="float">
            <text:p>0.000</text:p>
          </table:table-cell>
          <table:table-cell office:value-type="float" office:value="1823.18538206331" calcext:value-type="float">
            <text:p>1823.2</text:p>
          </table:table-cell>
          <table:table-cell office:value-type="float" office:value="1943.40923354036" calcext:value-type="float">
            <text:p>1943.4</text:p>
          </table:table-cell>
          <table:table-cell office:value-type="float" office:value="1943.40685597684" calcext:value-type="float">
            <text:p>1943.4</text:p>
          </table:table-cell>
        </table:table-row>
        <table:table-row table:style-name="ro1">
          <table:table-cell table:style-name="ce5" office:value-type="string" calcext:value-type="string">
            <text:p>harooooo</text:p>
          </table:table-cell>
          <table:table-cell table:style-name="ce12" office:value-type="float" office:value="6.85714285714286" calcext:value-type="float">
            <text:p>6.86</text:p>
          </table:table-cell>
          <table:table-cell table:style-name="ce12" office:value-type="float" office:value="58.6" calcext:value-type="float">
            <text:p>58.60</text:p>
          </table:table-cell>
          <table:table-cell table:style-name="ce14" office:value-type="float" office:value="0.000194353219887784" calcext:value-type="float">
            <text:p>0.000</text:p>
          </table:table-cell>
          <table:table-cell table:style-name="ce16" office:value-type="float" office:value="1946.85209845577" calcext:value-type="float">
            <text:p>1946.9</text:p>
          </table:table-cell>
          <table:table-cell table:style-name="ce16" office:value-type="float" office:value="1910.43214277295" calcext:value-type="float">
            <text:p>1910.4</text:p>
          </table:table-cell>
          <table:table-cell table:style-name="ce16" office:value-type="float" office:value="1910.43922110861" calcext:value-type="float">
            <text:p>1910.4</text:p>
          </table:table-cell>
        </table:table-row>
        <table:table-row table:style-name="ro1">
          <table:table-cell office:value-type="string" calcext:value-type="string">
            <text:p>delay_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0</text:p>
          </table:table-cell>
          <table:table-cell office:value-type="float" office:value="1893.15440501404" calcext:value-type="float">
            <text:p>1893.2</text:p>
          </table:table-cell>
          <table:table-cell office:value-type="float" office:value="1999.78490218512" calcext:value-type="float">
            <text:p>1999.8</text:p>
          </table:table-cell>
          <table:table-cell office:value-type="float" office:value="1893.15440501404" calcext:value-type="float">
            <text:p>1893.2</text:p>
          </table:table-cell>
        </table:table-row>
        <table:table-row table:style-name="ro1">
          <table:table-cell table:style-name="ce5" office:value-type="string" calcext:value-type="string">
            <text:p>YoSoyPacho</text:p>
          </table:table-cell>
          <table:table-cell table:style-name="ce12" office:value-type="float" office:value="7.85714285714286" calcext:value-type="float">
            <text:p>7.86</text:p>
          </table:table-cell>
          <table:table-cell table:style-name="ce12" office:value-type="float" office:value="7.57142857142857" calcext:value-type="float">
            <text:p>7.57</text:p>
          </table:table-cell>
          <table:table-cell table:style-name="ce14" office:value-type="float" office:value="0.381503076665417" calcext:value-type="float">
            <text:p>0.382</text:p>
          </table:table-cell>
          <table:table-cell table:style-name="ce16" office:value-type="float" office:value="1886.1721591715" calcext:value-type="float">
            <text:p>1886.2</text:p>
          </table:table-cell>
          <table:table-cell table:style-name="ce16" office:value-type="float" office:value="1722.63806621095" calcext:value-type="float">
            <text:p>1722.6</text:p>
          </table:table-cell>
          <table:table-cell table:style-name="ce16" office:value-type="float" office:value="1785.02682581509" calcext:value-type="float">
            <text:p>1785.0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7.92857142857143" calcext:value-type="float">
            <text:p>7.93</text:p>
          </table:table-cell>
          <table:table-cell office:value-type="float" office:value="16" calcext:value-type="float">
            <text:p>16.00</text:p>
          </table:table-cell>
          <table:table-cell office:value-type="float" office:value="0.13291864654603" calcext:value-type="float">
            <text:p>0.133</text:p>
          </table:table-cell>
          <table:table-cell office:value-type="float" office:value="1775.44577979556" calcext:value-type="float">
            <text:p>1775.4</text:p>
          </table:table-cell>
          <table:table-cell office:value-type="float" office:value="1777.57734308398" calcext:value-type="float">
            <text:p>1777.6</text:p>
          </table:table-cell>
          <table:table-cell office:value-type="float" office:value="1777.29401857665" calcext:value-type="float">
            <text:p>1777.3</text:p>
          </table:table-cell>
        </table:table-row>
        <table:table-row table:style-name="ro1">
          <table:table-cell table:style-name="ce5" office:value-type="string" calcext:value-type="string">
            <text:p>LoreDek </text:p>
          </table:table-cell>
          <table:table-cell table:style-name="ce12" office:value-type="float" office:value="7.14285714285714" calcext:value-type="float">
            <text:p>7.14</text:p>
          </table:table-cell>
          <table:table-cell table:style-name="ce12" office:value-type="float" office:value="9.42857142857143" calcext:value-type="float">
            <text:p>9.43</text:p>
          </table:table-cell>
          <table:table-cell table:style-name="ce14" office:value-type="float" office:value="0.26713530196585" calcext:value-type="float">
            <text:p>0.267</text:p>
          </table:table-cell>
          <table:table-cell table:style-name="ce16" office:value-type="float" office:value="1673.22068282994" calcext:value-type="float">
            <text:p>1673.2</text:p>
          </table:table-cell>
          <table:table-cell table:style-name="ce16" office:value-type="float" office:value="1705.81927223344" calcext:value-type="float">
            <text:p>1705.8</text:p>
          </table:table-cell>
          <table:table-cell table:style-name="ce16" office:value-type="float" office:value="1697.11103820947" calcext:value-type="float">
            <text:p>1697.1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7" calcext:value-type="float">
            <text:p>7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0</text:p>
          </table:table-cell>
          <table:table-cell office:value-type="float" office:value="1670.38800719192" calcext:value-type="float">
            <text:p>1670.4</text:p>
          </table:table-cell>
          <table:table-cell office:value-type="float" office:value="1752.02699699781" calcext:value-type="float">
            <text:p>1752.0</text:p>
          </table:table-cell>
          <table:table-cell office:value-type="float" office:value="1670.38800719192" calcext:value-type="float">
            <text:p>1670.4</text:p>
          </table:table-cell>
        </table:table-row>
        <table:table-row table:style-name="ro1">
          <table:table-cell table:style-name="ce5" office:value-type="string" calcext:value-type="string">
            <text:p>xRavyn</text:p>
          </table:table-cell>
          <table:table-cell table:style-name="ce12" office:value-type="float" office:value="7.5" calcext:value-type="float">
            <text:p>7.50</text:p>
          </table:table-cell>
          <table:table-cell table:style-name="ce12" office:value-type="float" office:value="118.166666666667" calcext:value-type="float">
            <text:p>118.17</text:p>
          </table:table-cell>
          <table:table-cell table:style-name="ce14" office:value-type="float" office:value="0.000000143697483591588" calcext:value-type="float">
            <text:p>0.000</text:p>
          </table:table-cell>
          <table:table-cell table:style-name="ce16" office:value-type="float" office:value="1714.06558151495" calcext:value-type="float">
            <text:p>1714.1</text:p>
          </table:table-cell>
          <table:table-cell table:style-name="ce16" office:value-type="float" office:value="1670.04316672406" calcext:value-type="float">
            <text:p>1670.0</text:p>
          </table:table-cell>
          <table:table-cell table:style-name="ce16" office:value-type="float" office:value="1670.04317304997" calcext:value-type="float">
            <text:p>1670.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7.83333333333333" calcext:value-type="float">
            <text:p>7.83</text:p>
          </table:table-cell>
          <table:table-cell office:value-type="float" office:value="28.25" calcext:value-type="float">
            <text:p>28.25</text:p>
          </table:table-cell>
          <table:table-cell office:value-type="float" office:value="0.0271498711431149" calcext:value-type="float">
            <text:p>0.027</text:p>
          </table:table-cell>
          <table:table-cell office:value-type="float" office:value="1552.4386893875" calcext:value-type="float">
            <text:p>1552.4</text:p>
          </table:table-cell>
          <table:table-cell office:value-type="float" office:value="1673.24890003016" calcext:value-type="float">
            <text:p>1673.2</text:p>
          </table:table-cell>
          <table:table-cell office:value-type="float" office:value="1669.96891837844" calcext:value-type="float">
            <text:p>1670.0</text:p>
          </table:table-cell>
        </table:table-row>
        <table:table-row table:style-name="ro1">
          <table:table-cell table:style-name="ce5" office:value-type="string" calcext:value-type="string">
            <text:p>Jskillz</text:p>
          </table:table-cell>
          <table:table-cell table:style-name="ce12" office:value-type="float" office:value="6" calcext:value-type="float">
            <text:p>6.00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1" calcext:value-type="float">
            <text:p>1.000</text:p>
          </table:table-cell>
          <table:table-cell table:style-name="ce16" office:value-type="float" office:value="1661.61117773291" calcext:value-type="float">
            <text:p>1661.6</text:p>
          </table:table-cell>
          <table:table-cell table:style-name="ce16" office:value-type="float" office:value="1719.30512515664" calcext:value-type="float">
            <text:p>1719.3</text:p>
          </table:table-cell>
          <table:table-cell table:style-name="ce16" office:value-type="float" office:value="1661.61117773291" calcext:value-type="float">
            <text:p>1661.6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7.28571428571429" calcext:value-type="float">
            <text:p>7.29</text:p>
          </table:table-cell>
          <table:table-cell office:value-type="float" office:value="200" calcext:value-type="float">
            <text:p>200.00</text:p>
          </table:table-cell>
          <table:table-cell office:value-type="float" office:value="0.00000000000119726611932112" calcext:value-type="float">
            <text:p>0.000</text:p>
          </table:table-cell>
          <table:table-cell office:value-type="float" office:value="1663.38701070448" calcext:value-type="float">
            <text:p>1663.4</text:p>
          </table:table-cell>
          <table:table-cell office:value-type="float" office:value="1634.77809685984" calcext:value-type="float">
            <text:p>1634.8</text:p>
          </table:table-cell>
          <table:table-cell office:value-type="float" office:value="1634.77809685987" calcext:value-type="float">
            <text:p>1634.8</text:p>
          </table:table-cell>
        </table:table-row>
        <table:table-row table:style-name="ro1">
          <table:table-cell table:style-name="ce5" office:value-type="string" calcext:value-type="string">
            <text:p>Flying Mouse</text:p>
          </table:table-cell>
          <table:table-cell table:style-name="ce12" office:value-type="float" office:value="7.55555555555556" calcext:value-type="float">
            <text:p>7.56</text:p>
          </table:table-cell>
          <table:table-cell table:style-name="ce12" office:value-type="float" office:value="7.42857142857143" calcext:value-type="float">
            <text:p>7.43</text:p>
          </table:table-cell>
          <table:table-cell table:style-name="ce14" office:value-type="float" office:value="0.374114537927104" calcext:value-type="float">
            <text:p>0.374</text:p>
          </table:table-cell>
          <table:table-cell table:style-name="ce16" office:value-type="float" office:value="1651.16049922056" calcext:value-type="float">
            <text:p>1651.2</text:p>
          </table:table-cell>
          <table:table-cell table:style-name="ce16" office:value-type="float" office:value="1553.75430175545" calcext:value-type="float">
            <text:p>1553.8</text:p>
          </table:table-cell>
          <table:table-cell table:style-name="ce16" office:value-type="float" office:value="1590.19537631134" calcext:value-type="float">
            <text:p>1590.2</text:p>
          </table:table-cell>
        </table:table-row>
        <table:table-row table:style-name="ro1">
          <table:table-cell office:value-type="string" calcext:value-type="string">
            <text:p>metalmania4118</text:p>
          </table:table-cell>
          <table:table-cell office:value-type="float" office:value="7.71428571428571" calcext:value-type="float">
            <text:p>7.71</text:p>
          </table:table-cell>
          <table:table-cell office:value-type="float" office:value="44.5714285714286" calcext:value-type="float">
            <text:p>44.57</text:p>
          </table:table-cell>
          <table:table-cell office:value-type="float" office:value="0.00309558685236524" calcext:value-type="float">
            <text:p>0.003</text:p>
          </table:table-cell>
          <table:table-cell office:value-type="float" office:value="1692.11768465591" calcext:value-type="float">
            <text:p>1692.1</text:p>
          </table:table-cell>
          <table:table-cell office:value-type="float" office:value="1585.00563991132" calcext:value-type="float">
            <text:p>1585.0</text:p>
          </table:table-cell>
          <table:table-cell office:value-type="float" office:value="1585.33721454876" calcext:value-type="float">
            <text:p>1585.3</text:p>
          </table:table-cell>
        </table:table-row>
        <table:table-row table:style-name="ro1">
          <table:table-cell table:style-name="ce5" office:value-type="string" calcext:value-type="string">
            <text:p>BenderAndChill</text:p>
          </table:table-cell>
          <table:table-cell table:style-name="ce12" office:value-type="float" office:value="8.33333333333333" calcext:value-type="float">
            <text:p>8.33</text:p>
          </table:table-cell>
          <table:table-cell table:style-name="ce12" office:value-type="float" office:value="330.333333333333" calcext:value-type="float">
            <text:p>330.33</text:p>
          </table:table-cell>
          <table:table-cell table:style-name="ce14" office:value-type="float" office:value="6.08929111758206E-018" calcext:value-type="float">
            <text:p>0.000</text:p>
          </table:table-cell>
          <table:table-cell table:style-name="ce16" office:value-type="float" office:value="1454.10904064609" calcext:value-type="float">
            <text:p>1454.1</text:p>
          </table:table-cell>
          <table:table-cell table:number-columns-repeated="2" table:style-name="ce16" office:value-type="float" office:value="1578.12894008329" calcext:value-type="float">
            <text:p>1578.1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table:number-columns-repeated="2" office:value-type="float" office:value="7.75" calcext:value-type="float">
            <text:p>7.75</text:p>
          </table:table-cell>
          <table:table-cell office:value-type="float" office:value="0.367879441171442" calcext:value-type="float">
            <text:p>0.368</text:p>
          </table:table-cell>
          <table:table-cell office:value-type="float" office:value="1519.17651750343" calcext:value-type="float">
            <text:p>1519.2</text:p>
          </table:table-cell>
          <table:table-cell office:value-type="float" office:value="1560.45611621108" calcext:value-type="float">
            <text:p>1560.5</text:p>
          </table:table-cell>
          <table:table-cell office:value-type="float" office:value="1545.27020050673" calcext:value-type="float">
            <text:p>1545.3</text:p>
          </table:table-cell>
        </table:table-row>
        <table:table-row table:style-name="ro1">
          <table:table-cell table:style-name="ce5" office:value-type="string" calcext:value-type="string">
            <text:p>Chipmunk</text:p>
          </table:table-cell>
          <table:table-cell table:style-name="ce12" office:value-type="float" office:value="7.5" calcext:value-type="float">
            <text:p>7.50</text:p>
          </table:table-cell>
          <table:table-cell table:style-name="ce12" office:value-type="float" office:value="0" calcext:value-type="float">
            <text:p>0.00</text:p>
          </table:table-cell>
          <table:table-cell table:style-name="ce14" office:value-type="float" office:value="1" calcext:value-type="float">
            <text:p>1.000</text:p>
          </table:table-cell>
          <table:table-cell table:style-name="ce16" office:value-type="float" office:value="1479.43436186842" calcext:value-type="float">
            <text:p>1479.4</text:p>
          </table:table-cell>
          <table:table-cell table:style-name="ce16" office:value-type="float" office:value="1396.19467497793" calcext:value-type="float">
            <text:p>1396.2</text:p>
          </table:table-cell>
          <table:table-cell table:style-name="ce16" office:value-type="float" office:value="1479.43436186842" calcext:value-type="float">
            <text:p>1479.4</text:p>
          </table:table-cell>
        </table:table-row>
        <table:table-row table:style-name="ro1">
          <table:table-cell office:value-type="string" calcext:value-type="string">
            <text:p>Nope1585</text:p>
          </table:table-cell>
          <table:table-cell office:value-type="float" office:value="7.81818181818182" calcext:value-type="float">
            <text:p>7.82</text:p>
          </table:table-cell>
          <table:table-cell office:value-type="float" office:value="11.0909090909091" calcext:value-type="float">
            <text:p>11.09</text:p>
          </table:table-cell>
          <table:table-cell office:value-type="float" office:value="0.242051527687334" calcext:value-type="float">
            <text:p>0.242</text:p>
          </table:table-cell>
          <table:table-cell office:value-type="float" office:value="1421.01525544832" calcext:value-type="float">
            <text:p>1421.0</text:p>
          </table:table-cell>
          <table:table-cell office:value-type="float" office:value="1422.06897745499" calcext:value-type="float">
            <text:p>1422.1</text:p>
          </table:table-cell>
          <table:table-cell office:value-type="float" office:value="1421.81392243352" calcext:value-type="float">
            <text:p>1421.8</text:p>
          </table:table-cell>
        </table:table-row>
        <table:table-row table:style-name="ro1">
          <table:table-cell table:style-name="ce5" office:value-type="string" calcext:value-type="string">
            <text:p>PlushWerewolf</text:p>
          </table:table-cell>
          <table:table-cell table:style-name="ce12" office:value-type="float" office:value="8" calcext:value-type="float">
            <text:p>8.00</text:p>
          </table:table-cell>
          <table:table-cell table:style-name="ce12" office:value-type="float" office:value="26.8" calcext:value-type="float">
            <text:p>26.80</text:p>
          </table:table-cell>
          <table:table-cell table:style-name="ce14" office:value-type="float" office:value="0.035084354100845" calcext:value-type="float">
            <text:p>0.035</text:p>
          </table:table-cell>
          <table:table-cell table:style-name="ce16" office:value-type="float" office:value="1286.88963763776" calcext:value-type="float">
            <text:p>1286.9</text:p>
          </table:table-cell>
          <table:table-cell table:style-name="ce16" office:value-type="float" office:value="1265.93009986145" calcext:value-type="float">
            <text:p>1265.9</text:p>
          </table:table-cell>
          <table:table-cell table:style-name="ce16" office:value-type="float" office:value="1266.66545170658" calcext:value-type="float">
            <text:p>1266.7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7.88888888888889" calcext:value-type="float">
            <text:p>7.89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0</text:p>
          </table:table-cell>
          <table:table-cell office:value-type="float" office:value="1239.03681106424" calcext:value-type="float">
            <text:p>1239.0</text:p>
          </table:table-cell>
          <table:table-cell office:value-type="float" office:value="1109.14956354467" calcext:value-type="float">
            <text:p>1109.1</text:p>
          </table:table-cell>
          <table:table-cell office:value-type="float" office:value="1239.03681106424" calcext:value-type="float">
            <text:p>1239.0</text:p>
          </table:table-cell>
        </table:table-row>
        <table:table-row table:style-name="ro1">
          <table:table-cell table:style-name="ce5" office:value-type="string" calcext:value-type="string">
            <text:p>jasouki</text:p>
          </table:table-cell>
          <table:table-cell table:style-name="ce12" office:value-type="float" office:value="7.8" calcext:value-type="float">
            <text:p>7.80</text:p>
          </table:table-cell>
          <table:table-cell table:style-name="ce12" office:value-type="float" office:value="16.4" calcext:value-type="float">
            <text:p>16.40</text:p>
          </table:table-cell>
          <table:table-cell table:style-name="ce14" office:value-type="float" office:value="0.122142839619827" calcext:value-type="float">
            <text:p>0.122</text:p>
          </table:table-cell>
          <table:table-cell table:style-name="ce16" office:value-type="float" office:value="1145.34123634945" calcext:value-type="float">
            <text:p>1145.3</text:p>
          </table:table-cell>
          <table:table-cell table:style-name="ce16" office:value-type="float" office:value="1182.33685184118" calcext:value-type="float">
            <text:p>1182.3</text:p>
          </table:table-cell>
          <table:table-cell table:style-name="ce16" office:value-type="float" office:value="1177.81810231154" calcext:value-type="float">
            <text:p>1177.8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8" calcext:value-type="float">
            <text:p>8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0</text:p>
          </table:table-cell>
          <table:table-cell office:value-type="float" office:value="1153.58782655849" calcext:value-type="float">
            <text:p>1153.6</text:p>
          </table:table-cell>
          <table:table-cell office:value-type="float" office:value="1116.88714841362" calcext:value-type="float">
            <text:p>1116.9</text:p>
          </table:table-cell>
          <table:table-cell office:value-type="float" office:value="1153.58782655849" calcext:value-type="float">
            <text:p>1153.6</text:p>
          </table:table-cell>
        </table:table-row>
        <table:table-row table:style-name="ro1">
          <table:table-cell table:style-name="ce5" office:value-type="string" calcext:value-type="string">
            <text:p>César (cerasito)</text:p>
          </table:table-cell>
          <table:table-cell table:style-name="ce12" office:value-type="float" office:value="7" calcext:value-type="float">
            <text:p>7.00</text:p>
          </table:table-cell>
          <table:table-cell table:style-name="ce12" office:value-type="float" office:value="6" calcext:value-type="float">
            <text:p>6.00</text:p>
          </table:table-cell>
          <table:table-cell table:style-name="ce14" office:value-type="float" office:value="0.42437284567695" calcext:value-type="float">
            <text:p>0.424</text:p>
          </table:table-cell>
          <table:table-cell table:style-name="ce16" office:value-type="float" office:value="1094.35137492306" calcext:value-type="float">
            <text:p>1094.4</text:p>
          </table:table-cell>
          <table:table-cell table:style-name="ce16" office:value-type="float" office:value="1166.31169128686" calcext:value-type="float">
            <text:p>1166.3</text:p>
          </table:table-cell>
          <table:table-cell table:style-name="ce16" office:value-type="float" office:value="1135.77368705574" calcext:value-type="float">
            <text:p>1135.8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10" calcext:value-type="float">
            <text:p>10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0</text:p>
          </table:table-cell>
          <table:table-cell office:value-type="float" office:value="1095.65886620242" calcext:value-type="float">
            <text:p>1095.7</text:p>
          </table:table-cell>
          <table:table-cell office:value-type="float" office:value="1205.04953638092" calcext:value-type="float">
            <text:p>1205.0</text:p>
          </table:table-cell>
          <table:table-cell office:value-type="float" office:value="1095.65886620242" calcext:value-type="float">
            <text:p>1095.7</text:p>
          </table:table-cell>
        </table:table-row>
        <table:table-row table:style-name="ro1">
          <table:table-cell table:style-name="ce5" office:value-type="string" calcext:value-type="string">
            <text:p>Jasuni</text:p>
          </table:table-cell>
          <table:table-cell table:style-name="ce12" office:value-type="float" office:value="8.9" calcext:value-type="float">
            <text:p>8.90</text:p>
          </table:table-cell>
          <table:table-cell table:style-name="ce12" office:value-type="float" office:value="3.7" calcext:value-type="float">
            <text:p>3.70</text:p>
          </table:table-cell>
          <table:table-cell table:style-name="ce14" office:value-type="float" office:value="0.659858185780785" calcext:value-type="float">
            <text:p>0.660</text:p>
          </table:table-cell>
          <table:table-cell table:style-name="ce16" office:value-type="float" office:value="1074.18837348255" calcext:value-type="float">
            <text:p>1074.2</text:p>
          </table:table-cell>
          <table:table-cell table:style-name="ce16" office:value-type="float" office:value="1040.28346167697" calcext:value-type="float">
            <text:p>1040.3</text:p>
          </table:table-cell>
          <table:table-cell table:style-name="ce16" office:value-type="float" office:value="1062.65589527006" calcext:value-type="float">
            <text:p>1062.7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6" calcext:value-type="float">
            <text:p>6.00</text:p>
          </table:table-cell>
          <table:table-cell office:value-type="float" office:value="0" calcext:value-type="float">
            <text:p>0.00</text:p>
          </table:table-cell>
          <table:table-cell office:value-type="float" office:value="1" calcext:value-type="float">
            <text:p>1.000</text:p>
          </table:table-cell>
          <table:table-cell office:value-type="float" office:value="1032.37769247402" calcext:value-type="float">
            <text:p>1032.4</text:p>
          </table:table-cell>
          <table:table-cell office:value-type="float" office:value="1049.97836633166" calcext:value-type="float">
            <text:p>1050.0</text:p>
          </table:table-cell>
          <table:table-cell office:value-type="float" office:value="1032.37769247402" calcext:value-type="float">
            <text:p>1032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number number:decimal-places="16" number:min-decimal-places="16" number:min-integer-digits="1"/>
    </number:number-style>
    <number:number-style style:name="N144">
      <number:number number:decimal-places="15" number:min-decimal-places="15" number:min-integer-digits="1"/>
    </number:number-style>
    <number:number-style style:name="N145">
      <number:number number:decimal-places="14" number:min-decimal-places="14" number:min-integer-digits="1"/>
    </number:number-style>
    <number:number-style style:name="N146">
      <number:number number:decimal-places="17" number:min-decimal-places="17" number:min-integer-digits="1"/>
    </number:number-style>
    <number:number-style style:name="N147">
      <number:number number:decimal-places="18" number:min-decimal-places="18" number:min-integer-digits="1"/>
    </number:number-style>
    <number:number-style style:name="N148">
      <number:number number:decimal-places="19" number:min-decimal-places="19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 style:data-style-name="N2" text:time-value="12:05:44.9144592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5-12-05T12:06:02.704794475</dc:date>
    <meta:editing-duration>PT3H17M38S</meta:editing-duration>
    <meta:editing-cycles>10</meta:editing-cycles>
    <meta:document-statistic meta:table-count="1" meta:cell-count="257" meta:object-count="0"/>
  </office:meta>
</office:document-meta>
</file>